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5437"/>
    </style:style>
    <style:style style:name="P2" style:family="paragraph" style:parent-style-name="Standard">
      <style:text-properties officeooo:paragraph-rsid="00083f57"/>
    </style:style>
    <style:style style:name="P3" style:family="paragraph" style:parent-style-name="Standard">
      <style:text-properties officeooo:paragraph-rsid="0009b957"/>
    </style:style>
    <style:style style:name="P4" style:family="paragraph" style:parent-style-name="Standard">
      <style:text-properties officeooo:rsid="000afc58" officeooo:paragraph-rsid="000afc58"/>
    </style:style>
    <style:style style:name="P5" style:family="paragraph" style:parent-style-name="Standard">
      <style:text-properties officeooo:rsid="000c115d" officeooo:paragraph-rsid="000c115d"/>
    </style:style>
    <style:style style:name="P6" style:family="paragraph" style:parent-style-name="Standard">
      <style:text-properties officeooo:rsid="000c1c79" officeooo:paragraph-rsid="000afc58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0c115d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ohit Devanagari" fo:font-size="11pt" fo:font-style="normal" fo:text-shadow="none" style:text-underline-style="none" fo:font-weight="normal" officeooo:paragraph-rsid="000afc58" style:font-size-asian="11pt" style:font-style-asian="normal" style:font-weight-asian="normal" style:text-emphasize="none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ohit Devanagari" fo:font-size="11pt" fo:font-style="normal" fo:text-shadow="none" style:text-underline-style="none" fo:font-weight="normal" officeooo:paragraph-rsid="000c115d" style:font-size-asian="11pt" style:font-style-asian="normal" style:font-weight-asian="normal" style:text-emphasize="none"/>
    </style:style>
    <style:style style:name="P10" style:family="paragraph" style:parent-style-name="Standard">
      <style:text-properties officeooo:rsid="000c115d" officeooo:paragraph-rsid="000c115d"/>
    </style:style>
    <style:style style:name="P11" style:family="paragraph" style:parent-style-name="Standard">
      <style:text-properties officeooo:rsid="000c115d" officeooo:paragraph-rsid="0013bd62"/>
    </style:style>
    <style:style style:name="P12" style:family="paragraph" style:parent-style-name="Standard">
      <style:text-properties fo:font-weight="bold" officeooo:rsid="000c115d" officeooo:paragraph-rsid="000c115d" style:font-weight-asian="bold" style:font-weight-complex="bold"/>
    </style:style>
    <style:style style:name="P13" style:family="paragraph" style:parent-style-name="Standard">
      <style:text-properties fo:font-weight="bold" officeooo:rsid="000c115d" officeooo:paragraph-rsid="000f9dc9" style:font-weight-asian="bold" style:font-weight-complex="bold"/>
    </style:style>
    <style:style style:name="P14" style:family="paragraph" style:parent-style-name="Standard">
      <style:text-properties fo:font-weight="bold" officeooo:rsid="000f9dc9" officeooo:paragraph-rsid="000f9dc9" style:font-weight-asian="bold" style:font-weight-complex="bold"/>
    </style:style>
    <style:style style:name="P15" style:family="paragraph" style:parent-style-name="Standard">
      <style:text-properties fo:font-weight="bold" officeooo:rsid="000f9dc9" officeooo:paragraph-rsid="00111972" style:font-weight-asian="bold" style:font-weight-complex="bold"/>
    </style:style>
    <style:style style:name="T1" style:family="text">
      <style:text-properties fo:color="#000000" style:text-outline="false" style:text-line-through-style="none" style:text-line-through-type="none" style:font-name="Lohit Devanaga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ohit Devanagari" fo:font-size="11pt" fo:font-style="normal" fo:text-shadow="none" style:text-underline-style="none" fo:font-weight="normal" officeooo:rsid="000afc58" style:font-size-asian="11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Lohit Devanaga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Lohit Devanagari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5" style:family="text">
      <style:text-properties fo:color="#000000" style:text-outline="false" style:text-line-through-style="none" style:text-line-through-type="none" style:font-name="Lohit Devanagari" fo:font-size="11pt" fo:font-style="normal" fo:text-shadow="none" style:text-underline-style="none" style:font-size-asian="11pt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0f9dc9" style:font-size-asian="11pt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11972" style:font-size-asian="11pt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28dc8" style:font-size-asian="11pt" style:font-style-asian="normal" style:font-weight-asian="normal" style:text-emphasize="none"/>
    </style:style>
    <style:style style:name="T10" style:family="text">
      <style:text-properties officeooo:rsid="0009b957"/>
    </style:style>
    <style:style style:name="T11" style:family="text">
      <style:text-properties officeooo:rsid="000c11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SQRT(</text:p>
      <text:p text:style-name="P1"><text:tab/>SUMPRODUCT(</text:p>
      <text:p text:style-name="P1"><text:tab/><text:tab/>(</text:p>
      <text:p text:style-name="P1"><text:tab/><text:tab/><text:tab/>Quantity-SUMPRODUCT(Pop,Quantity)/(SUM(Pop))</text:p>
      <text:p text:style-name="P1"><text:tab/><text:tab/>)^2</text:p>
      <text:p text:style-name="P2"><text:tab/><text:tab/>,Pop-</text:p>
      <text:p text:style-name="P2"><text:tab/>)</text:p>
      <text:p text:style-name="P1">/</text:p>
      <text:p text:style-name="P1"/>
      <text:p text:style-name="P1">(</text:p>
      <text:p text:style-name="P1"><text:tab/>(</text:p>
      <text:p text:style-name="P3"><text:tab/><text:tab/>(</text:p>
      <text:p text:style-name="P3"><text:tab/><text:tab/><text:tab/>SUM</text:p>
      <text:p text:style-name="P3"><text:tab/><text:tab/><text:tab/>(</text:p>
      <text:p text:style-name="P1"><text:tab/><text:tab/><text:tab/><text:tab/>COUNTIF(Pop <text:span text:style-name="T10">NOT ZERO</text:span>)</text:p>
      <text:p text:style-name="P1"><text:tab/><text:tab/><text:tab/>) -1</text:p>
      <text:p text:style-name="P1"><text:tab/><text:tab/>)</text:p>
      <text:p text:style-name="P3"><text:tab/><text:tab/>*SUM(Pop)</text:p>
      <text:p text:style-name="P3"><text:tab/>)</text:p>
      <text:p text:style-name="P3"><text:tab/>/ SUM </text:p>
      <text:p text:style-name="P3"><text:tab/><text:tab/>(</text:p>
      <text:p text:style-name="P3"><text:tab/><text:tab/><text:tab/>COUNTIF(Pop <text:span text:style-name="T10">NOT ZERO</text:span>)</text:p>
      <text:p text:style-name="P3"><text:tab/><text:tab/><text:span text:style-name="T10">)</text:span></text:p>
      <text:p text:style-name="P1">)</text:p>
      <text:p text:style-name="Standard"/>
      <text:p text:style-name="Standard"/>
      <text:p text:style-name="Standard"/>
      <text:p text:style-name="P4">SQRT (</text:p>
      <text:p text:style-name="P4"><text:tab/></text:p>
      <text:p text:style-name="P4"><text:tab/>[(q – (q . <text:span text:style-name="T11">p</text:span>)/<text:span text:style-name="T11">sum(p</text:span>)<text:span text:style-name="T11">) </text:span>^2] . <text:span text:style-name="T11">p</text:span></text:p>
      <text:p text:style-name="P4">)</text:p>
      <text:p text:style-name="P6"/>
      <text:p text:style-name="P4"/>
      <text:p text:style-name="P5">sqrt( (x – xbar) . p)</text:p>
      <text:p text:style-name="Standard"/>
      <text:p text:style-name="Standard"/>
      <text:p text:style-name="P8">(</text:p>
      <text:p text:style-name="P8"><text:tab/>(</text:p>
      <text:p text:style-name="P7"><text:span text:style-name="T1"><text:tab/><text:tab/>(SUM(COUNTIF(</text:span><text:span text:style-name="T2">Pop</text:span><text:span text:style-name="T1">,{"&lt;0","&gt;0"}))-1)*SUM(</text:span><text:span text:style-name="T2">Pop</text:span><text:span text:style-name="T1">))/</text:span></text:p>
      <text:p text:style-name="P7"><text:span text:style-name="T1"><text:tab/><text:tab/>SUM(COUNTIF(</text:span><text:span text:style-name="T2">Pop,</text:span><text:span text:style-name="T1">{"&lt;0";"&gt;0"}))</text:span></text:p>
      <text:p text:style-name="P9"><text:tab/>)</text:p>
      <text:p text:style-name="P9">)</text:p>
      <text:p text:style-name="Standard"/>
      <text:p text:style-name="P5">N-1/N * Sum(Pop) </text:p>
      <text:p text:style-name="P5"/>
      <text:p text:style-name="P5">really just forget the n-1/n correction and just do sum(pop)</text:p>
      <text:p text:style-name="P5"/>
      <text:p text:style-name="P5"/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oft-page-break/><text:span text:style-name="T6"/></text:p>
      <text:p text:style-name="P13"><text:span text:style-name="T6"/></text:p>
      <text:p text:style-name="P13"><text:span text:style-name="T6">=SQRT</text:span><text:span text:style-name="T5">(</text:span><text:span text:style-name="T1">SUMPRODUCT(($'(Dupe)'.F5:F169-SUMPRODUCT($'(Dupe)'.$E5:$E169,$'(Dupe)'.F5:F169)/(SUM($'(Dupe)'.$E5:$E169)))^2,$'(Dupe)'.$E5:$E169)/(((SUM(COUNTIF($'(Dupe)'.$E5:$E169,{"&lt;0","&gt;0"}))-1)*SUM($'(Dupe)'.$E5:$E169))/SUM(COUNTIF($'(Dupe)'.$E5:$E169,{"&lt;0";"&gt;0"})))</text:span><text:span text:style-name="T5">)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>=SQRT(</text:span></text:p>
      <text:p text:style-name="P13"><text:span text:style-name="T6"><text:tab/>SUMPRODUCT(</text:span></text:p>
      <text:p text:style-name="P13"><text:span text:style-name="T6"><text:tab/><text:tab/>(</text:span><text:span text:style-name="T7">q</text:span><text:span text:style-name="T6">-SUMPRODUCT(</text:span><text:span text:style-name="T7">p,q</text:span><text:span text:style-name="T6">)/(SUM(</text:span><text:span text:style-name="T7">p</text:span><text:span text:style-name="T6">))^2,</text:span><text:span text:style-name="T7">p</text:span><text:span text:style-name="T6">) /SUM(</text:span><text:span text:style-name="T7">p</text:span><text:span text:style-name="T6">)</text:span></text:p>
      <text:p text:style-name="P13"><text:span text:style-name="T6"><text:tab/>)</text:span></text:p>
      <text:p text:style-name="P14"><text:span text:style-name="T6">)</text:span></text:p>
      <text:p text:style-name="P13"><text:span text:style-name="T6"/></text:p>
      <text:p text:style-name="P14"><text:span text:style-name="T6"/></text:p>
      <text:p text:style-name="P14"><text:span text:style-name="T6"/></text:p>
      <text:p text:style-name="P14"><text:span text:style-name="T6">=SQRT(SUMPRODUCT(($'(Dupe)'.F5:F169-SUMPRODUCT($'(Dupe)'.$E5:$E169,$'(Dupe)'.F5:F169)/(SUM($'(Dupe)'.$E5:$E169)))^2,$'(Dupe)'.$E5:$E169)/(((SUM($'(Dupe)'.$E5:$E169)))))</text:span></text:p>
      <text:p text:style-name="P14"><text:span text:style-name="T6"/></text:p>
      <text:p text:style-name="P14"><text:span text:style-name="T6"/></text:p>
      <text:p text:style-name="P14"><text:span text:style-name="T6">=SQRT(SUMPRODUCT((q-SUMPRODUCT(p,q)/(SUM(p)))^2, p)/</text:span></text:p>
      <text:p text:style-name="P14"><text:span text:style-name="T6">(SUM(p)))</text:span></text:p>
      <text:p text:style-name="P14"><text:span text:style-name="T6"/></text:p>
      <text:p text:style-name="P15"><text:span text:style-name="T6">SQRT( </text:span></text:p>
      <text:p text:style-name="P15"><text:span text:style-name="T6"><text:tab/>(q - <text:s/>(p.q)/sum(p))^2 . P</text:span><text:span text:style-name="T8"> ) / sum(p)</text:span></text:p>
      <text:p text:style-name="P15"><text:span text:style-name="T9">1</text:span><text:span text:style-name="T8">)</text:span></text:p>
      <text:p text:style-name="P12"/>
      <text:p text:style-name="P12"><text:span text:style-name="T1"/></text:p>
      <text:p text:style-name="P12"/>
      <text:p text:style-name="P11"><text:span text:style-name="T6">=</text:span><text:span text:style-name="T1">SUMPRODUCT(($'(Dupe)'.F5:F169-SUMPRODUCT($'(Dupe)'.$E5:$E169,$'(Dupe)'.F5:F169)/(SUM($'(Dupe)'.$E5:$E169)))^2,$'(Dupe)'.$E5:$E169)</text:span></text:p>
      <text:p text:style-name="P11"><text:span text:style-name="T1"/></text:p>
      <text:p text:style-name="P11"><text:span text:style-name="T1">/(SUM($'(Dupe)'.$E5:$E169))</text:span></text:p>
      <text:p text:style-name="P5"/>
      <text:p text:style-name="P5"><text:span text:style-name="T6">=SQRT(SUMPRODUCT(($'(Dupe)'.F5:F169-SUMPRODUCT($'(Dupe)'.$E5:$E169,$'(Dupe)'.F5:F169)/(SUM($'(Dupe)'.$E5:$E169)))^2,$'(Dupe)'.$E5:$E169)/(SUM($'(Dupe)'.$E5:$E169)))</text:span></text:p>
      <text:p text:style-name="P5"/>
      <text:p text:style-name="P5"><text:span text:style-name="T6">=SQRT(SUMPRODUCT(($'(Dupe)'.F16785:F16931-SUMPRODUCT($'(Dupe)'.$E16785:$E16931,$'(Dupe)'.F16785:F16931)/(SUM($'(Dupe)'.$E16785:$E16931)))^2,$'(Dupe)'.$E16785:$E16931)/((SUM($'(Dupe)'.$E16785:$E16931))))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5:34:29.877612356</meta:creation-date>
    <meta:editing-duration>PT2H47M40S</meta:editing-duration>
    <meta:editing-cycles>2</meta:editing-cycles>
    <meta:generator>LibreOffice/6.0.7.3$Linux_X86_64 LibreOffice_project/00m0$Build-3</meta:generator>
    <dc:date>2020-01-28T20:38:56.741040167</dc:date>
    <meta:document-statistic meta:table-count="0" meta:image-count="0" meta:object-count="0" meta:page-count="2" meta:paragraph-count="52" meta:word-count="88" meta:character-count="1527" meta:non-whitespace-character-count="1431"/>
  </office:meta>
</office:document-meta>
</file>